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8])" office:value-type="float" office:value="172.25" calcext:value-type="float">
            <text:p>172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8])" office:value-type="float" office:value="315.75" calcext:value-type="float">
            <text:p>315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8])" office:value-type="float" office:value="3.67151162790698" calcext:value-type="float">
            <text:p>3,7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8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8];&quot;Desarrollo&quot;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8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5" calcext:value-type="date" table:number-columns-spanned="1" table:number-rows-spanned="2">
            <text:p>15/07/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arrollo</text:p>
          </table:table-cell>
          <table:table-cell table:style-name="ce14" table:formula="of:=SUM([.C$236:.C$237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31" calcext:value-type="date">
            <text:p>31/07/23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8-01" calcext:value-type="date">
            <text:p>01/08/23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4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8-03" calcext:value-type="date">
            <text:p>03/08/2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oria</text:p>
          </table:table-cell>
          <table:table-cell table:formula="of:=SUM([.C$24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8-07" calcext:value-type="date">
            <text:p>07/08/2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ia</text:p>
          </table:table-cell>
          <table:table-cell table:formula="of:=SUM([.C$24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8-09" calcext:value-type="date">
            <text:p>09/08/2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oria</text:p>
          </table:table-cell>
          <table:table-cell table:formula="of:=SUM([.C$247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8-10" calcext:value-type="date">
            <text:p>10/08/23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oria</text:p>
          </table:table-cell>
          <table:table-cell table:formula="of:=SUM([.C$249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date" office:date-value="2023-08-14" calcext:value-type="date">
            <text:p>14/08/2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oria</text:p>
          </table:table-cell>
          <table:table-cell table:formula="of:=SUM([.C$25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date" office:date-value="2023-08-15" calcext:value-type="date">
            <text:p>15/08/2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oria</text:p>
          </table:table-cell>
          <table:table-cell table:formula="of:=SUM([.C$25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date" office:date-value="2023-08-18" calcext:value-type="date">
            <text:p>18/08/2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oria</text:p>
          </table:table-cell>
          <table:table-cell table:formula="of:=SUM([.C$25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date" office:date-value="2023-08-20" calcext:value-type="date">
            <text:p>20/08/2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oria</text:p>
          </table:table-cell>
          <table:table-cell table:formula="of:=SUM([.C$25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date" office:date-value="2023-08-22" calcext:value-type="date">
            <text:p>22/08/2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oria</text:p>
          </table:table-cell>
          <table:table-cell table:formula="of:=SUM([.C$25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date" office:date-value="2023-08-23" calcext:value-type="date">
            <text:p>23/08/2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ia</text:p>
          </table:table-cell>
          <table:table-cell table:formula="of:=SUM([.C$26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0483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3T13:47:18.844000000</dc:date>
    <meta:editing-duration>PT17H18M58S</meta:editing-duration>
    <meta:editing-cycles>156</meta:editing-cycles>
    <meta:generator>LibreOffice/7.4.3.2$Windows_X86_64 LibreOffice_project/1048a8393ae2eeec98dff31b5c133c5f1d08b890</meta:generator>
    <meta:document-statistic meta:table-count="1" meta:cell-count="721" meta:object-count="0"/>
  </office:meta>
</office:document-meta>
</file>